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09f652" officeooo:paragraph-rsid="0009f652"/>
    </style:style>
    <style:style style:name="P2" style:family="paragraph" style:parent-style-name="Standard">
      <style:text-properties fo:font-weight="bold" officeooo:rsid="000b0e62" officeooo:paragraph-rsid="000b0e62" style:font-weight-asian="bold" style:font-weight-complex="bold"/>
    </style:style>
    <style:style style:name="P3" style:family="paragraph" style:parent-style-name="Standard">
      <style:text-properties fo:font-weight="bold" officeooo:rsid="000bec3c" officeooo:paragraph-rsid="000bec3c" style:font-weight-asian="bold" style:font-weight-complex="bold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fo:font-weight="bold" officeooo:rsid="000bec3c" officeooo:paragraph-rsid="000bec3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bec3c" officeooo:paragraph-rsid="000bec3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bec3c" officeooo:paragraph-rsid="000d131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bec3c" officeooo:paragraph-rsid="000d4d7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bec3c" officeooo:paragraph-rsid="000dc6bf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bec3c" officeooo:paragraph-rsid="000e26fe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bec3c" officeooo:paragraph-rsid="000eb8af" style:font-weight-asian="bold" style:font-weight-complex="bold"/>
    </style:style>
    <style:style style:name="P11" style:family="paragraph" style:parent-style-name="Standard" style:list-style-name="L2">
      <style:text-properties style:text-underline-style="solid" style:text-underline-width="auto" style:text-underline-color="font-color" fo:font-weight="bold" officeooo:rsid="000eb8af" officeooo:paragraph-rsid="000eb8af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eb8af" officeooo:paragraph-rsid="000eb8af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1b826" officeooo:paragraph-rsid="0011b826" style:font-weight-asian="bold" style:font-weight-complex="bold"/>
    </style:style>
    <style:style style:name="P14" style:family="paragraph" style:parent-style-name="Standard" style:list-style-name="L3">
      <style:text-properties style:text-underline-style="solid" style:text-underline-width="auto" style:text-underline-color="font-color" fo:font-weight="bold" officeooo:rsid="0011b826" officeooo:paragraph-rsid="0011b82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349b5" officeooo:paragraph-rsid="001349b5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3988c" officeooo:paragraph-rsid="0013988c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45951" officeooo:paragraph-rsid="00145951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64cca" officeooo:paragraph-rsid="00164cca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66d83" officeooo:paragraph-rsid="00166d83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d131d" style:font-weight-asian="normal" style:font-weight-complex="normal"/>
    </style:style>
    <style:style style:name="T6" style:family="text">
      <style:text-properties style:text-underline-style="none" fo:font-weight="normal" officeooo:rsid="000d4d70" style:font-weight-asian="normal" style:font-weight-complex="normal"/>
    </style:style>
    <style:style style:name="T7" style:family="text">
      <style:text-properties style:text-underline-style="none" fo:font-weight="normal" officeooo:rsid="000dc6bf" style:font-weight-asian="normal" style:font-weight-complex="normal"/>
    </style:style>
    <style:style style:name="T8" style:family="text">
      <style:text-properties style:text-underline-style="none" fo:font-weight="normal" officeooo:rsid="000e26fe" style:font-weight-asian="normal" style:font-weight-complex="normal"/>
    </style:style>
    <style:style style:name="T9" style:family="text">
      <style:text-properties style:text-underline-style="none" fo:font-weight="normal" officeooo:rsid="000eb8af" style:font-weight-asian="normal" style:font-weight-complex="normal"/>
    </style:style>
    <style:style style:name="T10" style:family="text">
      <style:text-properties style:text-underline-style="none" fo:font-weight="normal" officeooo:rsid="0011b826" style:font-weight-asian="normal" style:font-weight-complex="normal"/>
    </style:style>
    <style:style style:name="T11" style:family="text">
      <style:text-properties style:text-underline-style="none" officeooo:rsid="000dc6bf"/>
    </style:style>
    <style:style style:name="T12" style:family="text">
      <style:text-properties style:text-underline-style="none" officeooo:rsid="000e26fe"/>
    </style:style>
    <style:style style:name="T13" style:family="text">
      <style:text-properties style:text-underline-style="none" officeooo:rsid="000eb8af"/>
    </style:style>
    <style:style style:name="T14" style:family="text">
      <style:text-properties officeooo:rsid="000d4d7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0dc6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reitos políticos <text:span text:style-name="T1">positivos</text:span><text:span text:style-name="T4">: participação ativa dos indivíduos na vida política do Estado. Direitos relacionados ao sufrágio.</text:span></text:p>
      <text:p text:style-name="P2"><text:span text:style-name="T4"/></text:p>
      <text:p text:style-name="P2"><text:span text:style-name="T3">Direitos políticos </text:span><text:span text:style-name="T1">negativos</text:span><text:span text:style-name="T4">: normas que limitam o exercício da cidadania (inelegibilidades e hipóteses de perda e suspensão de direitos políticos).</text:span></text:p>
      <text:p text:style-name="P2"><text:span text:style-name="T4"/></text:p>
      <text:p text:style-name="P3"><text:span text:style-name="T3">Sufrágio</text:span><text:span text:style-name="T4">:</text:span></text:p>
      <text:list xml:id="list5616628502002580877" text:style-name="L1">
        <text:list-item>
          <text:p text:style-name="P4">universal<text:span text:style-name="T4">: o direito de votar é concedido a todos os nacionais, com critérios para se determinar a capacidade de votar e de ser votado </text:span><text:span text:style-name="T2">não discriminatório</text:span><text:span text:style-name="T4">;</text:span></text:p>
        </text:list-item>
        <text:list-item>
          <text:p text:style-name="P4">restrito<text:span text:style-name="T4"> (qualificativo):</text:span></text:p>
          <text:list>
            <text:list-item>
              <text:p text:style-name="P4"><text:span text:style-name="T2">censitário</text:span><text:span text:style-name="T4">: quando depende de preenchimento de </text:span><text:span text:style-name="T2">condições econômicas</text:span><text:span text:style-name="T4">;</text:span></text:p>
            </text:list-item>
            <text:list-item>
              <text:p text:style-name="P4"><text:span text:style-name="T2">capacitário</text:span><text:span text:style-name="T4">: quando exigir alguma característica especial (ser alfabetizado, por exemplo).</text:span></text:p>
            </text:list-item>
          </text:list>
        </text:list-item>
      </text:list>
      <text:p text:style-name="P5"><text:span text:style-name="T4"/></text:p>
      <text:p text:style-name="P6"><text:span text:style-name="T5">Cláusulas pétreas → voto direto, secreto, universal, periódico.</text:span></text:p>
      <text:p text:style-name="P7"><text:span text:style-name="T5">Cláusulas não pétreas → voto obrigatório.</text:span></text:p>
      <text:p text:style-name="P7"><text:span text:style-name="T5"/></text:p>
      <text:p text:style-name="P8"><text:span text:style-name="T6">TSE: terão direito a votar aqueles que, </text:span><text:span text:style-name="T14">na data da eleição</text:span><text:span text:style-name="T6">, tenham completado a idade mínima de 16 anos.</text:span></text:p>
      <text:p text:style-name="P8"><text:span text:style-name="T6"/></text:p>
      <text:p text:style-name="P9"><text:span text:style-name="T7">STF: com relação aos parlamentares, a </text:span><text:span text:style-name="T11">desfiliação e a infidelidade partidária</text:span><text:span text:style-name="T7"> resultarão em </text:span><text:span text:style-name="T16">perda do mandato</text:span><text:span text:style-name="T7">, <text:s/>salvo justa causa. Essa regra </text:span><text:span text:style-name="T16">não</text:span><text:span text:style-name="T7"> se aplica aos candidatos eleitos pelo sistema majoritário.</text:span></text:p>
      <text:p text:style-name="P9"><text:span text:style-name="T7"/></text:p>
      <text:p text:style-name="P10"><text:span text:style-name="T8">A verificação da idade mínima dos candidatos eleitos é feita </text:span><text:span text:style-name="T12">na posse</text:span><text:span text:style-name="T8">.</text:span></text:p>
      <text:p text:style-name="P10"><text:span text:style-name="T8"/></text:p>
      <text:p text:style-name="P10"><text:span text:style-name="T13">Inelegibilidades absolutas</text:span><text:span text:style-name="T9">:</text:span></text:p>
      <text:list xml:id="list4540597233729470373" text:style-name="L2">
        <text:list-item>
          <text:p text:style-name="P11"><text:span text:style-name="T4">impede</text:span><text:span text:style-name="T10">m</text:span><text:span text:style-name="T4"> a candidatura e o exercício de </text:span><text:span text:style-name="T2">qualquer cargo político</text:span><text:span text:style-name="T4">;</text:span></text:p>
        </text:list-item>
        <text:list-item>
          <text:p text:style-name="P11"><text:span text:style-name="T4">previstas </text:span><text:span text:style-name="T2">taxativamente</text:span><text:span text:style-name="T4"> na CF → inalistáveis e analfabetos.</text:span></text:p>
        </text:list-item>
      </text:list>
      <text:p text:style-name="P12"><text:span text:style-name="T4"/></text:p>
      <text:p text:style-name="P13"><text:span text:style-name="T3">Inelegibilidades relativas</text:span><text:span text:style-name="T4">:</text:span></text:p>
      <text:list xml:id="list4606271889584274755" text:style-name="L3">
        <text:list-item>
          <text:p text:style-name="P14"><text:span text:style-name="T4">impedem a candidatura a </text:span><text:span text:style-name="T2">determinados cargos políticos</text:span><text:span text:style-name="T4">;</text:span></text:p>
        </text:list-item>
        <text:list-item>
          <text:p text:style-name="P14"><text:span text:style-name="T4">situações específicas previstas na CF ou em LC.</text:span></text:p>
        </text:list-item>
      </text:list>
      <text:p text:style-name="P13"><text:span text:style-name="T4"/></text:p>
      <text:p text:style-name="P15"><text:span text:style-name="T4">STF: veda o “prefeito itinerante” → cidadão que já exerceu 2 mandatos consecutivos de prefeito fica </text:span>inelegível<text:span text:style-name="T4"> para um terceiro mandato, </text:span><text:span text:style-name="T2">ainda que em município diferente</text:span><text:span text:style-name="T4">.</text:span></text:p>
      <text:p text:style-name="P15"><text:span text:style-name="T4"/></text:p>
      <text:p text:style-name="P16"><text:span text:style-name="T4">Cidadão que já foi Chefe do Executivo por 2 mandatos consecutivos </text:span>não<text:span text:style-name="T4"> pode se candidatar ao cargo de vice.</text:span></text:p>
      <text:p text:style-name="P16"><text:span text:style-name="T4"/></text:p>
      <text:p text:style-name="P16"><text:span text:style-name="T4">Os vices só podem se reeleger, para o mesmo cargo, por um único período subsequente.</text:span></text:p>
      <text:p text:style-name="P16"><text:span text:style-name="T4"/></text:p>
      <text:p text:style-name="P17"><text:span text:style-name="T4">Os vices, </text:span>reeleitos ou não<text:span text:style-name="T4">, <text:s/></text:span>poderão<text:span text:style-name="T4"> se candidatar ao cargo titular na eleição seguinte, </text:span>mesmo que<text:span text:style-name="T4"> o tenha substituído no curso do mandato.</text:span></text:p>
      <text:p text:style-name="P17"><text:span text:style-name="T4"/></text:p>
      <text:p text:style-name="P18"><text:span text:style-name="T3">Desincompatibilização</text:span><text:span text:style-name="T4">: Chefe do Executivo que deseje concorrer a outro cargo deve renunciar ao mandato </text:span><text:span text:style-name="T2">até 6 meses</text:span><text:span text:style-name="T4"> antes do pleito.</text:span></text:p>
      <text:p text:style-name="P18"><text:span text:style-name="T4"/></text:p>
      <text:p text:style-name="P19"><text:soft-page-break/><text:span text:style-name="T4">Vices do Executivo poderão concorrer normalmente a outros cargos (não precisa se desincompatibilizar), preservando seus mandatos, </text:span>desde que<text:span text:style-name="T4"> nos 6 meses anteriores ao pleito não tenham sucedido ou substituído o titul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f652" officeooo:paragraph-rsid="0009f6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Direitos políticos e partidos polític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23:16:21.215553689</meta:creation-date>
    <dc:date>2018-11-23T23:48:14.669183994</dc:date>
    <meta:editing-duration>PT31M52S</meta:editing-duration>
    <meta:editing-cycles>14</meta:editing-cycles>
    <meta:generator>LibreOffice/5.2.7.2$Linux_x86 LibreOffice_project/20m0$Build-2</meta:generator>
    <meta:document-statistic meta:table-count="0" meta:image-count="0" meta:object-count="0" meta:page-count="2" meta:paragraph-count="25" meta:word-count="344" meta:character-count="2285" meta:non-whitespace-character-count="1971"/>
  </office:meta>
</office:document-meta>
</file>